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svg:stroke-opacity="100%" draw:fill-color="#ffffff" draw:opacity="100%" draw:textarea-horizontal-align="justify" draw:textarea-vertical-align="middle" draw:auto-grow-height="false" fo:min-height="28.345cm" fo:min-width="20.407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svg:stroke-opacity="100%" draw:fill="solid" draw:fill-color="#ffffff" draw:opacity="100%" draw:textarea-horizontal-align="justify" draw:textarea-vertical-align="middle" draw:auto-grow-height="false" fo:min-height="0.811cm" fo:min-width="20.401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svg:stroke-opacity="100%" draw:fill-color="#ffffff" draw:opacity="100%" draw:textarea-horizontal-align="justify" draw:textarea-vertical-align="middle" draw:auto-grow-height="false" fo:min-height="2.281cm" fo:min-width="20.407cm" fo:padding-top="0.165cm" fo:padding-bottom="0.165cm" fo:padding-left="0.29cm" fo:padding-right="0.29cm"/>
    </style:style>
    <style:style style:name="gr4" style:family="graphic" style:parent-style-name="standard">
      <style:graphic-properties svg:stroke-width="0.053cm" svg:stroke-color="#000000" draw:marker-start-width="0.279cm" draw:marker-end-width="0.279cm" svg:stroke-opacity="90%" draw:fill-color="#ffffff" draw:opacity="100%" draw:textarea-horizontal-align="justify" draw:textarea-vertical-align="middle" draw:auto-grow-height="false" fo:min-height="1.123cm" fo:min-width="3.104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svg:stroke-opacity="90%" draw:fill-color="#ffffff" draw:opacity="100%" draw:textarea-horizontal-align="justify" draw:textarea-vertical-align="middle" draw:auto-grow-height="false" fo:min-height="1.124cm" fo:min-width="3.104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svg:stroke-opacity="90%" draw:fill-color="#ffffff" draw:opacity="100%" draw:textarea-horizontal-align="justify" draw:textarea-vertical-align="middle" draw:auto-grow-height="false" fo:min-height="1.123cm" fo:min-width="3.103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79cm" draw:marker-end-width="0.279cm" svg:stroke-opacity="90%" draw:fill-color="#ffffff" draw:opacity="100%" draw:textarea-horizontal-align="justify" draw:textarea-vertical-align="middle" draw:auto-grow-height="false" fo:min-height="1.124cm" fo:min-width="3.103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79cm" draw:marker-end-width="0.279cm" svg:stroke-opacity="90%" draw:fill-color="#ffffff" draw:opacity="100%" draw:textarea-horizontal-align="justify" draw:textarea-vertical-align="middle" draw:auto-grow-height="false" fo:min-height="1.122cm" fo:min-width="3.104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79cm" draw:marker-end-width="0.279cm" svg:stroke-opacity="90%" draw:fill-color="#ffffff" draw:opacity="100%" draw:textarea-horizontal-align="justify" draw:textarea-vertical-align="middle" draw:auto-grow-height="false" fo:min-height="1.164cm" fo:min-width="3.099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svg:stroke-width="0.053cm" svg:stroke-color="#000000" draw:marker-start-width="0.279cm" draw:marker-end-width="0.279cm" svg:stroke-opacity="90%" draw:fill-color="#ffffff" draw:opacity="100%" draw:textarea-horizontal-align="justify" draw:textarea-vertical-align="middle" draw:auto-grow-height="false" fo:min-height="1.124cm" fo:min-width="3.001cm" fo:padding-top="0.151cm" fo:padding-bottom="0.151cm" fo:padding-left="0.276cm" fo:padding-right="0.276cm"/>
      <style:paragraph-properties style:writing-mode="lr-tb"/>
    </style:style>
    <style:style style:name="gr11" style:family="graphic" style:parent-style-name="objectwithoutfill">
      <style:graphic-properties svg:stroke-width="0.053cm" svg:stroke-color="#000000" draw:marker-start-width="0.279cm" draw:marker-end="Arrow" draw:marker-end-width="0.379cm" svg:stroke-opacity="90%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3cm" svg:stroke-color="#000000" draw:marker-start="" draw:marker-start-width="0.279cm" draw:marker-end-width="0.279cm" svg:stroke-opacity="90%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="Arrow" draw:marker-start-width="0.379cm" draw:marker-end-width="0.279cm" svg:stroke-opacity="90%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53cm" svg:stroke-color="#000000" draw:marker-start-width="0.279cm" draw:marker-end="" draw:marker-end-width="0.379cm" svg:stroke-opacity="90%" draw:fill="none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53cm" svg:stroke-color="#000000" draw:marker-start="" draw:marker-start-width="0.279cm" draw:marker-end="Arrow" draw:marker-end-width="0.379cm" svg:stroke-opacity="90%" draw:fill="none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053cm" svg:stroke-color="#000000" draw:marker-start-width="0.279cm" draw:marker-end-width="0.279cm" svg:stroke-opacity="90%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53cm" svg:stroke-color="#000000" draw:marker-start-width="0.279cm" svg:stroke-opacity="90%" draw:fill="none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svg:stroke-color="#000000" draw:marker-start-width="0.279cm" draw:marker-end="Arrow" draw:marker-end-width="0.3cm" svg:stroke-opacity="90%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000000" draw:marker-start-width="0.279cm" draw:marker-end-width="0.279cm" svg:stroke-opacity="90%" draw:fill-color="#ffffff" draw:opacity="100%" draw:textarea-horizontal-align="justify" draw:textarea-vertical-align="middle" draw:auto-grow-height="false" fo:min-height="1.646cm" fo:min-width="4.444cm" fo:padding-top="0.151cm" fo:padding-bottom="0.151cm" fo:padding-left="0.276cm" fo:padding-right="0.276cm"/>
      <style:paragraph-properties style:writing-mode="lr-tb"/>
    </style:style>
    <style:style style:name="gr20" style:family="graphic" style:parent-style-name="standard">
      <style:graphic-properties svg:stroke-width="0.053cm" svg:stroke-color="#000000" draw:marker-start-width="0.279cm" draw:marker-end-width="0.279cm" svg:stroke-opacity="90%" draw:fill-color="#ffffff" draw:opacity="100%" draw:textarea-horizontal-align="justify" draw:textarea-vertical-align="middle" draw:auto-grow-height="false" fo:min-height="1.647cm" fo:min-width="4.444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>
      <style:graphic-properties svg:stroke-width="0.053cm" svg:stroke-color="#000000" draw:marker-start-width="0.279cm" draw:marker-end-width="0.279cm" svg:stroke-opacity="90%" draw:fill-color="#ffffff" draw:opacity="100%" draw:textarea-horizontal-align="justify" draw:textarea-vertical-align="middle" draw:auto-grow-height="false" fo:min-height="1.645cm" fo:min-width="4.444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svg:stroke-opacity="100%" draw:fill="solid" draw:fill-color="#ffffff" draw:opacity="100%" draw:textarea-horizontal-align="left" draw:textarea-vertical-align="middle" draw:auto-grow-height="true" draw:auto-grow-width="false" fo:min-height="1.926cm" fo:min-width="18.515cm"/>
      <style:paragraph-properties style:writing-mode="lr-tb"/>
    </style:style>
    <style:style style:name="gr23" style:family="graphic" style:parent-style-name="standard">
      <style:graphic-properties draw:stroke="none" svg:stroke-color="#000000" svg:stroke-opacity="100%" draw:fill="none" draw:fill-color="#ffffff" draw:opacity="100%" draw:textarea-horizontal-align="left" draw:auto-grow-height="true" draw:auto-grow-width="false" fo:min-height="1.423cm" fo:min-width="11.727cm"/>
      <style:paragraph-properties style:writing-mode="lr-tb"/>
    </style:style>
    <style:style style:name="P1" style:family="paragraph">
      <loext:graphic-properties draw:fill-color="#ffffff" draw:opacity="100%"/>
      <style:paragraph-properties fo:text-align="center"/>
    </style:style>
    <style:style style:name="P2" style:family="paragraph">
      <loext:graphic-properties draw:fill="solid" draw:fill-color="#ffffff" draw:opacity="100%"/>
      <style:paragraph-properties fo:text-align="center"/>
      <style:text-properties fo:color="#000000"/>
    </style:style>
    <style:style style:name="P3" style:family="paragraph">
      <style:paragraph-properties fo:text-align="center" style:writing-mode="lr-tb"/>
      <style:text-properties fo:color="#000000"/>
    </style:style>
    <style:style style:name="P4" style:family="paragraph">
      <loext:graphic-properties draw:fill-color="#ffffff" draw:opacity="100%"/>
      <style:paragraph-properties fo:text-align="center" style:writing-mode="lr-tb"/>
      <style:text-properties fo:color="#000000"/>
    </style:style>
    <style:style style:name="P5" style:family="paragraph">
      <style:paragraph-properties fo:text-align="center" style:writing-mode="lr-tb"/>
      <style:text-properties fo:color="#000000" fo:font-size="18pt" style:font-size-asian="18pt" style:font-size-complex="18pt"/>
    </style:style>
    <style:style style:name="P6" style:family="paragraph">
      <loext:graphic-properties draw:fill-color="#ffffff" draw:opacity="100%"/>
      <style:paragraph-properties fo:text-align="center" style:writing-mode="lr-tb"/>
      <style:text-properties fo:color="#000000" fo:font-size="18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color="#000000"/>
    </style:style>
    <style:style style:name="P10" style:family="paragraph">
      <style:paragraph-properties fo:text-align="center" style:writing-mode="lr-tb"/>
      <style:text-properties fo:color="#000000" fo:font-size="22pt"/>
    </style:style>
    <style:style style:name="P11" style:family="paragraph">
      <loext:graphic-properties draw:fill-color="#ffffff" draw:opacity="100%"/>
      <style:paragraph-properties fo:text-align="center" style:writing-mode="lr-tb"/>
      <style:text-properties fo:color="#000000" fo:font-size="22pt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 style:writing-mode="lr-tb"/>
      <style:text-properties fo:color="#000000" style:font-name="Caladea" fo:font-size="22pt" style:font-size-asian="22pt" style:font-size-complex="22pt"/>
    </style:style>
    <style:style style:name="P14" style:family="paragraph">
      <loext:graphic-properties draw:fill="none" draw:fill-color="#ffffff" draw:opacity="100%"/>
      <style:paragraph-properties fo:text-align="center" style:writing-mode="lr-tb"/>
      <style:text-properties fo:color="#000000"/>
    </style:style>
    <style:style style:name="T1" style:family="text">
      <style:text-properties fo:color="#000000"/>
    </style:style>
    <style:style style:name="T2" style:family="text">
      <style:text-properties fo:color="#000000" fo:font-size="18pt" style:font-size-asian="18pt" style:font-size-complex="18pt"/>
    </style:style>
    <style:style style:name="T3" style:family="text">
      <style:text-properties fo:color="#000000" fo:font-size="22pt"/>
    </style:style>
    <style:style style:name="T4" style:family="text">
      <style:text-properties fo:color="#000000" fo:font-size="16pt" style:font-size-asian="16pt" style:font-size-complex="16pt"/>
    </style:style>
    <style:style style:name="T5" style:family="text">
      <style:text-properties fo:color="#000000" style:font-name="Caladea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20.987cm" svg:height="28.675cm" draw:transform="skewX (-0.00314159265358979) rotate (3.1384510609362) translate (20.997cm 28.705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" draw:text-style-name="P2" draw:layer="layout" svg:width="20.981cm" svg:height="1.141cm" svg:x="0.014cm" svg:y="28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measurelines" svg:width="20.987cm" svg:height="2.611cm" svg:x="0.011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3.81cm" svg:height="1.579cm" svg:x="3.254cm" svg:y="9.294cm">
          <text:p text:style-name="P3"><text:span text:style-name="T1">User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3.81cm" svg:height="1.579cm" svg:x="3.254cm" svg:y="13.603cm">
          <text:p text:style-name="P5"><text:span text:style-name="T2">Follow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81cm" svg:height="1.58cm" svg:x="8.582cm" svg:y="2.786cm">
          <text:p text:style-name="P3"><text:span text:style-name="T1">Head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3.809cm" svg:height="1.579cm" svg:x="3.254cm" svg:y="15.313cm">
          <text:p text:style-name="P3"><text:span text:style-name="T1">Follow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81cm" svg:height="1.579cm" svg:x="3.254cm" svg:y="4.096cm">
          <text:p text:style-name="P3"><text:span text:style-name="T1">Biograph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81cm" svg:height="1.58cm" svg:x="3.254cm" svg:y="5.845cm">
          <text:p text:style-name="P3"><text:span text:style-name="T1">Join D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3.809cm" svg:height="1.58cm" svg:x="0.192cm" svg:y="22.118cm">
          <text:p text:style-name="P3"><text:span text:style-name="T1">Pol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81cm" svg:height="1.579cm" svg:x="3.254cm" svg:y="7.595cm">
          <text:p text:style-name="P3"><text:span text:style-name="T1">Meta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3.809cm" svg:height="1.58cm" svg:x="3.254cm" svg:y="17cm">
          <text:p text:style-name="P3"><text:span text:style-name="T1">Bad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81cm" svg:height="1.579cm" svg:x="13.999cm" svg:y="9.317cm">
          <text:p text:style-name="P3"><text:span text:style-name="T1">Display</text:span></text:p>
          <text:p text:style-name="P3"><text:span text:style-name="T1">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3.81cm" svg:height="1.578cm" svg:x="13.999cm" svg:y="4.12cm">
          <text:p text:style-name="P3"><text:span text:style-name="T1">Group 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3.809cm" svg:height="1.58cm" svg:x="13.999cm" svg:y="5.845cm">
          <text:p text:style-name="P3"><text:span text:style-name="T1">Descrip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81cm" svg:height="1.579cm" svg:x="13.999cm" svg:y="7.618cm">
          <text:p text:style-name="P3"><text:span text:style-name="T1">Memb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3.809cm" svg:height="1.624cm" svg:x="0.192cm" svg:y="20.346cm">
          <text:p text:style-name="P3"><text:span text:style-name="T1">Timesta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3.707cm" svg:height="1.58cm" svg:x="17.053cm" svg:y="22.118cm">
          <text:p text:style-name="P3"><text:span text:style-name="T1">Quo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3.809cm" svg:height="1.579cm" svg:x="0.192cm" svg:y="25.563cm">
          <text:p text:style-name="P5"><text:span text:style-name="T2">Pinned </text:span></text:p>
          <text:p text:style-name="P5"><text:span text:style-name="T2">Gab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3.809cm" svg:height="1.579cm" svg:x="16.951cm" svg:y="25.577cm">
          <text:p text:style-name="P3"><text:span text:style-name="T1">Hashta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81cm" svg:height="1.579cm" svg:x="10.611cm" svg:y="26.777cm">
          <text:p text:style-name="P3"><text:span text:style-name="T1">Hidden</text:span></text:p>
          <text:p text:style-name="P3"><text:span text:style-name="T1">T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3.809cm" svg:height="1.579cm" svg:x="6.712cm" svg:y="26.777cm">
          <text:p text:style-name="P3"><text:span text:style-name="T1">Sensitive</text:span></text:p>
          <text:p text:style-name="P3"><text:span text:style-name="T1">Cont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3.809cm" svg:height="1.579cm" svg:x="16.951cm" svg:y="20.361cm">
          <text:p text:style-name="P3"><text:span text:style-name="T1">Repos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3.809cm" svg:height="1.579cm" svg:x="16.951cm" svg:y="23.83cm">
          <text:p text:style-name="P5"><text:span text:style-name="T2">Favori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81cm" svg:height="1.58cm" svg:x="8.582cm" svg:y="5.845cm">
          <text:p text:style-name="P3"><text:span text:style-name="T1">Avata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7" draw:layer="layout" svg:x1="10.486cm" svg:y1="9.434cm" svg:x2="10.486cm" svg:y2="7.703cm">
          <text:p/>
        </draw:line>
        <draw:line draw:style-name="gr11" draw:text-style-name="P7" draw:layer="layout" svg:x1="10.486cm" svg:y1="11.291cm" svg:x2="10.486cm" svg:y2="16.695cm">
          <text:p/>
        </draw:line>
        <draw:line draw:style-name="gr11" draw:text-style-name="P7" draw:layer="layout" svg:x1="8.948cm" svg:y1="12.299cm" svg:x2="5.552cm" svg:y2="12.299cm">
          <text:p/>
        </draw:line>
        <draw:line draw:style-name="gr11" draw:text-style-name="P7" draw:layer="layout" svg:x1="11.85cm" svg:y1="12.311cm" svg:x2="15.318cm" svg:y2="12.311cm">
          <text:p/>
        </draw:line>
        <draw:custom-shape draw:style-name="gr6" draw:text-style-name="P6" draw:layer="layout" svg:width="3.809cm" svg:height="1.579cm" svg:x="0.192cm" svg:y="23.83cm">
          <text:p text:style-name="P5"><text:span text:style-name="T2">Medi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7" draw:layer="layout" svg:x1="8.541cm" svg:y1="25.653cm" svg:x2="8.541cm" svg:y2="26.737cm">
          <text:p/>
        </draw:line>
        <draw:line draw:style-name="gr11" draw:text-style-name="P7" draw:layer="layout" svg:x1="12.44cm" svg:y1="25.66cm" svg:x2="12.44cm" svg:y2="26.737cm">
          <text:p/>
        </draw:line>
        <draw:line draw:style-name="gr12" draw:text-style-name="P7" draw:layer="layout" svg:x1="12.246cm" svg:y1="22.941cm" svg:x2="8.78cm" svg:y2="22.941cm">
          <text:p/>
        </draw:line>
        <draw:line draw:style-name="gr13" draw:text-style-name="P8" draw:layer="layout" svg:x1="13.98cm" svg:y1="10.166cm" svg:x2="13.044cm" svg:y2="10.166cm">
          <text:p/>
        </draw:line>
        <draw:line draw:style-name="gr13" draw:text-style-name="P8" draw:layer="layout" svg:x1="7.045cm" svg:y1="10.166cm" svg:x2="7.981cm" svg:y2="10.166cm">
          <text:p/>
        </draw:line>
        <draw:line draw:style-name="gr14" draw:text-style-name="P7" draw:layer="layout" svg:x1="8.786cm" svg:y1="18.588cm" svg:x2="8.786cm" svg:y2="22.943cm">
          <text:p/>
        </draw:line>
        <draw:line draw:style-name="gr15" draw:text-style-name="P7" draw:layer="layout" svg:x1="5.363cm" svg:y1="24.681cm" svg:x2="4.022cm" svg:y2="24.681cm">
          <text:p/>
        </draw:line>
        <draw:line draw:style-name="gr15" draw:text-style-name="P7" draw:layer="layout" svg:x1="15.519cm" svg:y1="24.681cm" svg:x2="16.896cm" svg:y2="24.681cm">
          <text:p/>
        </draw:line>
        <draw:line draw:style-name="gr16" draw:text-style-name="P7" draw:layer="layout" svg:x1="8.92cm" svg:y1="10.65cm" svg:x2="8.92cm" svg:y2="12.307cm">
          <text:p/>
        </draw:line>
        <draw:line draw:style-name="gr16" draw:text-style-name="P7" draw:layer="layout" svg:x1="11.851cm" svg:y1="10.66cm" svg:x2="11.851cm" svg:y2="12.317cm">
          <text:p/>
        </draw:line>
        <draw:line draw:style-name="gr16" draw:text-style-name="P7" draw:layer="layout" svg:x1="1.846cm" svg:y1="12.878cm" svg:x2="1.846cm" svg:y2="17.933cm">
          <text:p/>
        </draw:line>
        <draw:line draw:style-name="gr11" draw:text-style-name="P7" draw:layer="layout" svg:x1="1.836cm" svg:y1="17.895cm" svg:x2="3.257cm" svg:y2="17.895cm">
          <text:p/>
        </draw:line>
        <draw:line draw:style-name="gr11" draw:text-style-name="P9" draw:layer="layout" svg:x1="1.836cm" svg:y1="16.196cm" svg:x2="3.257cm" svg:y2="16.196cm">
          <text:p/>
        </draw:line>
        <draw:line draw:style-name="gr11" draw:text-style-name="P7" draw:layer="layout" svg:x1="1.836cm" svg:y1="14.396cm" svg:x2="3.257cm" svg:y2="14.396cm">
          <text:p/>
        </draw:line>
        <draw:line draw:style-name="gr11" draw:text-style-name="P7" draw:layer="layout" svg:x1="1.836cm" svg:y1="4.887cm" svg:x2="3.257cm" svg:y2="4.887cm">
          <text:p/>
        </draw:line>
        <draw:line draw:style-name="gr11" draw:text-style-name="P7" draw:layer="layout" svg:x1="1.836cm" svg:y1="6.686cm" svg:x2="3.257cm" svg:y2="6.686cm">
          <text:p/>
        </draw:line>
        <draw:line draw:style-name="gr11" draw:text-style-name="P7" draw:layer="layout" svg:x1="1.836cm" svg:y1="8.386cm" svg:x2="3.257cm" svg:y2="8.386cm">
          <text:p/>
        </draw:line>
        <draw:g>
          <draw:line draw:style-name="gr17" draw:text-style-name="P7" draw:layer="layout" svg:x1="1.846cm" svg:y1="11.604cm" svg:x2="1.846cm" svg:y2="3.574cm">
            <text:p/>
          </draw:line>
          <draw:line draw:style-name="gr18" draw:text-style-name="P7" draw:layer="layout" svg:x1="1.842cm" svg:y1="3.577cm" svg:x2="8.545cm" svg:y2="3.577cm">
            <text:p/>
          </draw:line>
        </draw:g>
        <draw:custom-shape draw:style-name="gr19" draw:text-style-name="P4" draw:layer="layout" svg:width="5.206cm" svg:height="2.158cm" svg:x="0.294cm" svg:y="11.194cm">
          <text:p text:style-name="P3"><text:span text:style-name="T1">Prof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7" draw:layer="layout" svg:x1="19.242cm" svg:y1="4.894cm" svg:x2="17.821cm" svg:y2="4.894cm">
          <text:p/>
        </draw:line>
        <draw:line draw:style-name="gr11" draw:text-style-name="P7" draw:layer="layout" svg:x1="19.242cm" svg:y1="6.694cm" svg:x2="17.821cm" svg:y2="6.694cm">
          <text:p/>
        </draw:line>
        <draw:line draw:style-name="gr11" draw:text-style-name="P7" draw:layer="layout" svg:x1="19.242cm" svg:y1="8.394cm" svg:x2="17.821cm" svg:y2="8.394cm">
          <text:p/>
        </draw:line>
        <draw:line draw:style-name="gr16" draw:text-style-name="P7" draw:layer="layout" svg:x1="19.231cm" svg:y1="17.963cm" svg:x2="19.231cm" svg:y2="3.581cm">
          <text:p/>
        </draw:line>
        <draw:line draw:style-name="gr11" draw:text-style-name="P7" draw:layer="layout" svg:x1="19.235cm" svg:y1="3.584cm" svg:x2="12.433cm" svg:y2="3.584cm">
          <text:p/>
        </draw:line>
        <draw:custom-shape draw:style-name="gr20" draw:text-style-name="P11" draw:layer="layout" svg:width="5.206cm" svg:height="2.159cm" svg:x="7.927cm" svg:y="9.319cm">
          <text:p text:style-name="P10"><text:span text:style-name="T3">Gab Account</text:span></text:p>
          <text:p text:style-name="P10"><text:span text:style-name="T4">(Start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8" draw:layer="layout" svg:x1="13.145cm" svg:y1="17.963cm" svg:x2="19.234cm" svg:y2="17.963cm">
          <text:p/>
        </draw:line>
        <draw:custom-shape draw:style-name="gr19" draw:text-style-name="P4" draw:layer="layout" svg:width="5.206cm" svg:height="2.158cm" svg:x="15.429cm" svg:y="11.244cm">
          <text:p text:style-name="P3"><text:span text:style-name="T1">Grou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7" draw:layer="layout" svg:x1="12.248cm" svg:y1="16.146cm" svg:x2="12.248cm" svg:y2="18.791cm">
          <text:p/>
        </draw:line>
        <draw:line draw:style-name="gr11" draw:text-style-name="P7" draw:layer="layout" svg:x1="12.241cm" svg:y1="16.147cm" svg:x2="13.976cm" svg:y2="16.147cm">
          <text:p/>
        </draw:line>
        <draw:line draw:style-name="gr11" draw:text-style-name="P7" draw:layer="layout" svg:x1="16.914cm" svg:y1="16.527cm" svg:x2="16.914cm" svg:y2="13.492cm">
          <text:p/>
        </draw:line>
        <draw:custom-shape draw:style-name="gr6" draw:text-style-name="P4" draw:layer="layout" svg:width="3.809cm" svg:height="1.579cm" svg:x="13.999cm" svg:y="15.313cm">
          <text:p text:style-name="P3"><text:span text:style-name="T1">Posted 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7" draw:layer="layout" svg:x1="8.541cm" svg:y1="25.661cm" svg:x2="12.442cm" svg:y2="25.661cm">
          <text:p/>
        </draw:line>
        <draw:line draw:style-name="gr15" draw:text-style-name="P7" draw:layer="layout" svg:x1="5.368cm" svg:y1="22.982cm" svg:x2="4.023cm" svg:y2="22.982cm">
          <text:p/>
        </draw:line>
        <draw:line draw:style-name="gr15" draw:text-style-name="P7" draw:layer="layout" svg:x1="5.362cm" svg:y1="26.381cm" svg:x2="4.024cm" svg:y2="26.381cm">
          <text:p/>
        </draw:line>
        <draw:line draw:style-name="gr16" draw:text-style-name="P7" draw:layer="layout" svg:x1="5.356cm" svg:y1="21.176cm" svg:x2="5.356cm" svg:y2="26.385cm">
          <text:p/>
        </draw:line>
        <draw:line draw:style-name="gr15" draw:text-style-name="P7" draw:layer="layout" svg:x1="15.52cm" svg:y1="22.989cm" svg:x2="16.865cm" svg:y2="22.989cm">
          <text:p/>
        </draw:line>
        <draw:line draw:style-name="gr15" draw:text-style-name="P7" draw:layer="layout" svg:x1="15.526cm" svg:y1="26.388cm" svg:x2="16.864cm" svg:y2="26.388cm">
          <text:p/>
        </draw:line>
        <draw:line draw:style-name="gr16" draw:text-style-name="P7" draw:layer="layout" svg:x1="15.532cm" svg:y1="21.183cm" svg:x2="15.532cm" svg:y2="26.392cm">
          <text:p/>
        </draw:line>
        <draw:line draw:style-name="gr11" draw:text-style-name="P7" draw:layer="layout" svg:x1="12.244cm" svg:y1="16.694cm" svg:x2="12.244cm" svg:y2="20.757cm">
          <text:p/>
        </draw:line>
        <draw:custom-shape draw:style-name="gr21" draw:text-style-name="P4" draw:layer="layout" svg:width="5.206cm" svg:height="2.157cm" svg:x="7.884cm" svg:y="16.85cm">
          <text:p text:style-name="P3"><text:span text:style-name="T1">Gab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7" draw:layer="layout" svg:x1="12.244cm" svg:y1="20.896cm" svg:x2="12.244cm" svg:y2="22.95cm">
          <text:p/>
        </draw:line>
        <draw:custom-shape draw:style-name="gr7" draw:text-style-name="P4" draw:layer="layout" svg:width="3.809cm" svg:height="1.58cm" svg:x="10.338cm" svg:y="20.845cm">
          <text:p text:style-name="P3"><text:span text:style-name="T1">Repl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7" draw:layer="layout" svg:x1="10.487cm" svg:y1="22.936cm" svg:x2="10.487cm" svg:y2="25.659cm">
          <text:p/>
        </draw:line>
        <draw:line draw:style-name="gr15" draw:text-style-name="P7" draw:layer="layout" svg:x1="5.369cm" svg:y1="21.182cm" svg:x2="4.024cm" svg:y2="21.182cm">
          <text:p/>
        </draw:line>
        <draw:line draw:style-name="gr15" draw:text-style-name="P7" draw:layer="layout" svg:x1="15.52cm" svg:y1="21.189cm" svg:x2="16.865cm" svg:y2="21.189cm">
          <text:p/>
        </draw:line>
        <draw:line draw:style-name="gr16" draw:text-style-name="P7" draw:layer="layout" svg:x1="5.318cm" svg:y1="23.906cm" svg:x2="15.478cm" svg:y2="23.906cm">
          <text:p/>
        </draw:line>
        <draw:custom-shape draw:style-name="gr4" draw:text-style-name="P4" draw:layer="layout" svg:width="3.81cm" svg:height="1.579cm" svg:x="3.254cm" svg:y="9.294cm">
          <text:p text:style-name="P3"><text:span text:style-name="T1">User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3.81cm" svg:height="1.579cm" svg:x="3.254cm" svg:y="13.603cm">
          <text:p text:style-name="P5"><text:span text:style-name="T2">Follow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81cm" svg:height="1.58cm" svg:x="8.582cm" svg:y="2.786cm">
          <text:p text:style-name="P3"><text:span text:style-name="T1">Head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3.809cm" svg:height="1.579cm" svg:x="3.254cm" svg:y="15.313cm">
          <text:p text:style-name="P3"><text:span text:style-name="T1">Follow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81cm" svg:height="1.579cm" svg:x="3.254cm" svg:y="4.096cm">
          <text:p text:style-name="P3"><text:span text:style-name="T1">Biograph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81cm" svg:height="1.58cm" svg:x="3.254cm" svg:y="5.845cm">
          <text:p text:style-name="P3"><text:span text:style-name="T1">Join D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3.809cm" svg:height="1.58cm" svg:x="0.192cm" svg:y="22.118cm">
          <text:p text:style-name="P3"><text:span text:style-name="T1">Pol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81cm" svg:height="1.579cm" svg:x="3.254cm" svg:y="7.595cm">
          <text:p text:style-name="P3"><text:span text:style-name="T1">Meta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3.809cm" svg:height="1.58cm" svg:x="3.254cm" svg:y="17cm">
          <text:p text:style-name="P3"><text:span text:style-name="T1">Bad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81cm" svg:height="1.579cm" svg:x="13.999cm" svg:y="9.317cm">
          <text:p text:style-name="P3"><text:span text:style-name="T1">Display</text:span></text:p>
          <text:p text:style-name="P3"><text:span text:style-name="T1">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3.81cm" svg:height="1.578cm" svg:x="13.999cm" svg:y="4.12cm">
          <text:p text:style-name="P3"><text:span text:style-name="T1">Group 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3.809cm" svg:height="1.58cm" svg:x="13.999cm" svg:y="5.845cm">
          <text:p text:style-name="P3"><text:span text:style-name="T1">Descrip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81cm" svg:height="1.579cm" svg:x="13.999cm" svg:y="7.618cm">
          <text:p text:style-name="P3"><text:span text:style-name="T1">Memb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3.809cm" svg:height="1.624cm" svg:x="0.192cm" svg:y="20.346cm">
          <text:p text:style-name="P3"><text:span text:style-name="T1">Timesta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3.707cm" svg:height="1.58cm" svg:x="17.053cm" svg:y="22.118cm">
          <text:p text:style-name="P3"><text:span text:style-name="T1">Quo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3.809cm" svg:height="1.579cm" svg:x="0.192cm" svg:y="25.563cm">
          <text:p text:style-name="P5"><text:span text:style-name="T2">Pinned </text:span></text:p>
          <text:p text:style-name="P5"><text:span text:style-name="T2">Gab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3.809cm" svg:height="1.579cm" svg:x="16.951cm" svg:y="25.577cm">
          <text:p text:style-name="P3"><text:span text:style-name="T1">Hashta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81cm" svg:height="1.579cm" svg:x="10.611cm" svg:y="26.777cm">
          <text:p text:style-name="P3"><text:span text:style-name="T1">Hidden</text:span></text:p>
          <text:p text:style-name="P3"><text:span text:style-name="T1">T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3.809cm" svg:height="1.579cm" svg:x="6.712cm" svg:y="26.777cm">
          <text:p text:style-name="P3"><text:span text:style-name="T1">Sensitive</text:span></text:p>
          <text:p text:style-name="P3"><text:span text:style-name="T1">Cont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3.809cm" svg:height="1.579cm" svg:x="16.951cm" svg:y="20.361cm">
          <text:p text:style-name="P3"><text:span text:style-name="T1">Repos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3.809cm" svg:height="1.579cm" svg:x="16.951cm" svg:y="23.83cm">
          <text:p text:style-name="P5"><text:span text:style-name="T2">Favori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81cm" svg:height="1.58cm" svg:x="8.582cm" svg:y="5.845cm">
          <text:p text:style-name="P3"><text:span text:style-name="T1">Avata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7" draw:layer="layout" svg:x1="10.486cm" svg:y1="9.434cm" svg:x2="10.486cm" svg:y2="7.703cm">
          <text:p/>
        </draw:line>
        <draw:line draw:style-name="gr11" draw:text-style-name="P7" draw:layer="layout" svg:x1="10.486cm" svg:y1="11.291cm" svg:x2="10.486cm" svg:y2="16.695cm">
          <text:p/>
        </draw:line>
        <draw:line draw:style-name="gr11" draw:text-style-name="P7" draw:layer="layout" svg:x1="8.948cm" svg:y1="12.299cm" svg:x2="5.552cm" svg:y2="12.299cm">
          <text:p/>
        </draw:line>
        <draw:line draw:style-name="gr11" draw:text-style-name="P7" draw:layer="layout" svg:x1="11.85cm" svg:y1="12.311cm" svg:x2="15.318cm" svg:y2="12.311cm">
          <text:p/>
        </draw:line>
        <draw:custom-shape draw:style-name="gr6" draw:text-style-name="P6" draw:layer="layout" svg:width="3.809cm" svg:height="1.579cm" svg:x="0.192cm" svg:y="23.83cm">
          <text:p text:style-name="P5"><text:span text:style-name="T2">Medi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7" draw:layer="layout" svg:x1="8.541cm" svg:y1="25.653cm" svg:x2="8.541cm" svg:y2="26.737cm">
          <text:p/>
        </draw:line>
        <draw:line draw:style-name="gr11" draw:text-style-name="P7" draw:layer="layout" svg:x1="12.44cm" svg:y1="25.66cm" svg:x2="12.44cm" svg:y2="26.737cm">
          <text:p/>
        </draw:line>
        <draw:line draw:style-name="gr12" draw:text-style-name="P7" draw:layer="layout" svg:x1="12.246cm" svg:y1="22.941cm" svg:x2="8.78cm" svg:y2="22.941cm">
          <text:p/>
        </draw:line>
        <draw:line draw:style-name="gr13" draw:text-style-name="P8" draw:layer="layout" svg:x1="13.98cm" svg:y1="10.166cm" svg:x2="13.044cm" svg:y2="10.166cm">
          <text:p/>
        </draw:line>
        <draw:line draw:style-name="gr13" draw:text-style-name="P8" draw:layer="layout" svg:x1="7.045cm" svg:y1="10.166cm" svg:x2="7.981cm" svg:y2="10.166cm">
          <text:p/>
        </draw:line>
        <draw:line draw:style-name="gr14" draw:text-style-name="P7" draw:layer="layout" svg:x1="8.786cm" svg:y1="18.588cm" svg:x2="8.786cm" svg:y2="22.943cm">
          <text:p/>
        </draw:line>
        <draw:line draw:style-name="gr15" draw:text-style-name="P7" draw:layer="layout" svg:x1="5.363cm" svg:y1="24.681cm" svg:x2="4.022cm" svg:y2="24.681cm">
          <text:p/>
        </draw:line>
        <draw:line draw:style-name="gr15" draw:text-style-name="P7" draw:layer="layout" svg:x1="15.519cm" svg:y1="24.681cm" svg:x2="16.896cm" svg:y2="24.681cm">
          <text:p/>
        </draw:line>
        <draw:line draw:style-name="gr16" draw:text-style-name="P7" draw:layer="layout" svg:x1="8.92cm" svg:y1="10.65cm" svg:x2="8.92cm" svg:y2="12.307cm">
          <text:p/>
        </draw:line>
        <draw:line draw:style-name="gr16" draw:text-style-name="P7" draw:layer="layout" svg:x1="11.851cm" svg:y1="10.66cm" svg:x2="11.851cm" svg:y2="12.317cm">
          <text:p/>
        </draw:line>
        <draw:line draw:style-name="gr16" draw:text-style-name="P7" draw:layer="layout" svg:x1="1.846cm" svg:y1="12.878cm" svg:x2="1.846cm" svg:y2="17.933cm">
          <text:p/>
        </draw:line>
        <draw:line draw:style-name="gr11" draw:text-style-name="P7" draw:layer="layout" svg:x1="1.836cm" svg:y1="17.895cm" svg:x2="3.257cm" svg:y2="17.895cm">
          <text:p/>
        </draw:line>
        <draw:line draw:style-name="gr11" draw:text-style-name="P9" draw:layer="layout" svg:x1="1.836cm" svg:y1="16.196cm" svg:x2="3.257cm" svg:y2="16.196cm">
          <text:p/>
        </draw:line>
        <draw:line draw:style-name="gr11" draw:text-style-name="P7" draw:layer="layout" svg:x1="1.836cm" svg:y1="14.396cm" svg:x2="3.257cm" svg:y2="14.396cm">
          <text:p/>
        </draw:line>
        <draw:line draw:style-name="gr11" draw:text-style-name="P7" draw:layer="layout" svg:x1="1.836cm" svg:y1="4.887cm" svg:x2="3.257cm" svg:y2="4.887cm">
          <text:p/>
        </draw:line>
        <draw:line draw:style-name="gr11" draw:text-style-name="P7" draw:layer="layout" svg:x1="1.836cm" svg:y1="6.686cm" svg:x2="3.257cm" svg:y2="6.686cm">
          <text:p/>
        </draw:line>
        <draw:line draw:style-name="gr11" draw:text-style-name="P7" draw:layer="layout" svg:x1="1.836cm" svg:y1="8.386cm" svg:x2="3.257cm" svg:y2="8.386cm">
          <text:p/>
        </draw:line>
        <draw:g>
          <draw:line draw:style-name="gr17" draw:text-style-name="P7" draw:layer="layout" svg:x1="1.846cm" svg:y1="11.604cm" svg:x2="1.846cm" svg:y2="3.574cm">
            <text:p/>
          </draw:line>
          <draw:line draw:style-name="gr18" draw:text-style-name="P7" draw:layer="layout" svg:x1="1.842cm" svg:y1="3.577cm" svg:x2="8.545cm" svg:y2="3.577cm">
            <text:p/>
          </draw:line>
        </draw:g>
        <draw:custom-shape draw:style-name="gr19" draw:text-style-name="P4" draw:layer="layout" svg:width="5.206cm" svg:height="2.158cm" svg:x="0.294cm" svg:y="11.194cm">
          <text:p text:style-name="P3"><text:span text:style-name="T1">Prof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7" draw:layer="layout" svg:x1="19.242cm" svg:y1="4.894cm" svg:x2="17.821cm" svg:y2="4.894cm">
          <text:p/>
        </draw:line>
        <draw:line draw:style-name="gr11" draw:text-style-name="P7" draw:layer="layout" svg:x1="19.242cm" svg:y1="6.694cm" svg:x2="17.821cm" svg:y2="6.694cm">
          <text:p/>
        </draw:line>
        <draw:line draw:style-name="gr11" draw:text-style-name="P7" draw:layer="layout" svg:x1="19.242cm" svg:y1="8.394cm" svg:x2="17.821cm" svg:y2="8.394cm">
          <text:p/>
        </draw:line>
        <draw:line draw:style-name="gr16" draw:text-style-name="P7" draw:layer="layout" svg:x1="19.231cm" svg:y1="17.963cm" svg:x2="19.231cm" svg:y2="3.581cm">
          <text:p/>
        </draw:line>
        <draw:line draw:style-name="gr11" draw:text-style-name="P7" draw:layer="layout" svg:x1="19.235cm" svg:y1="3.584cm" svg:x2="12.433cm" svg:y2="3.584cm">
          <text:p/>
        </draw:line>
        <draw:custom-shape draw:style-name="gr20" draw:text-style-name="P11" draw:layer="layout" svg:width="5.206cm" svg:height="2.159cm" svg:x="7.927cm" svg:y="9.319cm">
          <text:p text:style-name="P10"><text:span text:style-name="T3">Gab Account</text:span></text:p>
          <text:p text:style-name="P10"><text:span text:style-name="T4">(Start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8" draw:layer="layout" svg:x1="13.145cm" svg:y1="17.963cm" svg:x2="19.234cm" svg:y2="17.963cm">
          <text:p/>
        </draw:line>
        <draw:custom-shape draw:style-name="gr19" draw:text-style-name="P4" draw:layer="layout" svg:width="5.206cm" svg:height="2.158cm" svg:x="15.429cm" svg:y="11.244cm">
          <text:p text:style-name="P3"><text:span text:style-name="T1">Grou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7" draw:layer="layout" svg:x1="12.248cm" svg:y1="16.146cm" svg:x2="12.248cm" svg:y2="18.791cm">
          <text:p/>
        </draw:line>
        <draw:line draw:style-name="gr11" draw:text-style-name="P7" draw:layer="layout" svg:x1="12.241cm" svg:y1="16.147cm" svg:x2="13.976cm" svg:y2="16.147cm">
          <text:p/>
        </draw:line>
        <draw:line draw:style-name="gr11" draw:text-style-name="P7" draw:layer="layout" svg:x1="16.914cm" svg:y1="16.527cm" svg:x2="16.914cm" svg:y2="13.492cm">
          <text:p/>
        </draw:line>
        <draw:custom-shape draw:style-name="gr6" draw:text-style-name="P4" draw:layer="layout" svg:width="3.809cm" svg:height="1.579cm" svg:x="13.999cm" svg:y="15.313cm">
          <text:p text:style-name="P3"><text:span text:style-name="T1">Posted 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7" draw:layer="layout" svg:x1="8.541cm" svg:y1="25.661cm" svg:x2="12.442cm" svg:y2="25.661cm">
          <text:p/>
        </draw:line>
        <draw:line draw:style-name="gr15" draw:text-style-name="P7" draw:layer="layout" svg:x1="5.368cm" svg:y1="22.982cm" svg:x2="4.023cm" svg:y2="22.982cm">
          <text:p/>
        </draw:line>
        <draw:line draw:style-name="gr15" draw:text-style-name="P7" draw:layer="layout" svg:x1="5.362cm" svg:y1="26.381cm" svg:x2="4.024cm" svg:y2="26.381cm">
          <text:p/>
        </draw:line>
        <draw:line draw:style-name="gr16" draw:text-style-name="P7" draw:layer="layout" svg:x1="5.356cm" svg:y1="21.176cm" svg:x2="5.356cm" svg:y2="26.385cm">
          <text:p/>
        </draw:line>
        <draw:line draw:style-name="gr15" draw:text-style-name="P7" draw:layer="layout" svg:x1="15.52cm" svg:y1="22.989cm" svg:x2="16.865cm" svg:y2="22.989cm">
          <text:p/>
        </draw:line>
        <draw:line draw:style-name="gr15" draw:text-style-name="P7" draw:layer="layout" svg:x1="15.526cm" svg:y1="26.388cm" svg:x2="16.864cm" svg:y2="26.388cm">
          <text:p/>
        </draw:line>
        <draw:line draw:style-name="gr16" draw:text-style-name="P7" draw:layer="layout" svg:x1="15.532cm" svg:y1="21.183cm" svg:x2="15.532cm" svg:y2="26.392cm">
          <text:p/>
        </draw:line>
        <draw:line draw:style-name="gr11" draw:text-style-name="P7" draw:layer="layout" svg:x1="12.244cm" svg:y1="16.694cm" svg:x2="12.244cm" svg:y2="20.757cm">
          <text:p/>
        </draw:line>
        <draw:custom-shape draw:style-name="gr21" draw:text-style-name="P4" draw:layer="layout" svg:width="5.206cm" svg:height="2.157cm" svg:x="7.884cm" svg:y="16.85cm">
          <text:p text:style-name="P3"><text:span text:style-name="T1">Gab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7" draw:layer="layout" svg:x1="12.244cm" svg:y1="20.896cm" svg:x2="12.244cm" svg:y2="22.95cm">
          <text:p/>
        </draw:line>
        <draw:custom-shape draw:style-name="gr7" draw:text-style-name="P4" draw:layer="layout" svg:width="3.809cm" svg:height="1.58cm" svg:x="10.338cm" svg:y="20.845cm">
          <text:p text:style-name="P3"><text:span text:style-name="T1">Repl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7" draw:layer="layout" svg:x1="10.487cm" svg:y1="22.936cm" svg:x2="10.487cm" svg:y2="25.659cm">
          <text:p/>
        </draw:line>
        <draw:line draw:style-name="gr15" draw:text-style-name="P7" draw:layer="layout" svg:x1="5.369cm" svg:y1="21.182cm" svg:x2="4.024cm" svg:y2="21.182cm">
          <text:p/>
        </draw:line>
        <draw:line draw:style-name="gr15" draw:text-style-name="P7" draw:layer="layout" svg:x1="15.52cm" svg:y1="21.189cm" svg:x2="16.865cm" svg:y2="21.189cm">
          <text:p/>
        </draw:line>
        <draw:line draw:style-name="gr16" draw:text-style-name="P7" draw:layer="layout" svg:x1="5.318cm" svg:y1="23.906cm" svg:x2="15.478cm" svg:y2="23.906cm">
          <text:p/>
        </draw:line>
        <draw:frame draw:style-name="gr22" draw:text-style-name="P13" draw:layer="layout" svg:width="18.272cm" svg:height="2.176cm" svg:x="1.364cm" svg:y="0.238cm">
          <draw:text-box>
            <text:p text:style-name="P12"><text:span text:style-name="T5">Gab Attack Surface for OSINT Investigations</text:span></text:p>
          </draw:text-box>
        </draw:frame>
        <draw:frame draw:style-name="gr23" draw:text-style-name="P14" draw:layer="layout" svg:width="12.772cm" svg:height="1.673cm" svg:x="4.18cm" svg:y="28.718cm">
          <draw:text-box>
            <text:p text:style-name="P12"><text:span text:style-name="T1">Last Updated: 10 Nov 2019 by @Sinwindi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7-04T10:59:44.874224109</meta:creation-date>
    <dc:date>2021-07-03T15:55:37.051943809</dc:date>
    <meta:editing-duration>PT9H3M58S</meta:editing-duration>
    <meta:editing-cycles>72</meta:editing-cycles>
    <meta:generator>LibreOffice/6.4.7.2$Linux_X86_64 LibreOffice_project/40$Build-2</meta:generator>
    <meta:document-statistic meta:object-count="155"/>
  </office:meta>
</office:document-meta>
</file>